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1"/>
    <style:style style:name="ce2" style:family="table-cell" style:parent-style-name="Default" style:data-style-name="N104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desvalorização</text:p>
          </table:table-cell>
          <table:table-cell table:style-name="ce1" office:value-type="percentage" office:value="0.1" calcext:value-type="percentage">
            <text:p>10.00%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despesa</text:p>
          </table:table-cell>
          <table:table-cell table:style-name="ce1" office:value-type="percentage" office:value="0.12" calcext:value-type="percentage">
            <text:p>12.00%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montante</text:p>
          </table:table-cell>
          <table:table-cell office:value-type="currency" office:currency="USD" office:value="50000" calcext:value-type="currency">
            <text:p>$50,000.0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despesa</text:p>
          </table:table-cell>
          <table:table-cell office:value-type="currency" office:currency="USD" office:value="7000" calcext:value-type="currency">
            <text:p>$7,000.00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periodo interesse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table:style-name="Default" office:value-type="string" calcext:value-type="string">
            <text:p>montante</text:p>
          </table:table-cell>
          <table:table-cell office:value-type="string" calcext:value-type="string">
            <text:p>despesa</text:p>
          </table:table-cell>
          <table:table-cell/>
          <table:table-cell office:value-type="string" calcext:value-type="string">
            <text:p>n</text:p>
          </table:table-cell>
          <table:table-cell table:style-name="Default" office:value-type="string" calcext:value-type="string">
            <text:p>compra</text:p>
          </table:table-cell>
          <table:table-cell office:value-type="string" calcext:value-type="string">
            <text:p>venda</text:p>
          </table:table-cell>
          <table:table-cell office:value-type="string" calcext:value-type="string">
            <text:p>despesa</text:p>
          </table:table-cell>
          <table:table-cell office:value-type="string" calcext:value-type="string">
            <text:p>caixa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C$4]*(1-[.$C$2])^[.B9]" office:value-type="currency" office:currency="USD" office:value="50000" calcext:value-type="currency">
            <text:p>$50,000.00</text:p>
          </table:table-cell>
          <table:table-cell table:style-name="ce2" office:value-type="currency" office:currency="USD" office:value="0" calcext:value-type="currency">
            <text:p>$0.00</text:p>
          </table:table-cell>
          <table:table-cell/>
          <table:table-cell table:formula="of:=[.B9]" office:value-type="float" office:value="0" calcext:value-type="float">
            <text:p>0</text:p>
          </table:table-cell>
          <table:table-cell table:formula="of:=-[.C9]" office:value-type="currency" office:currency="USD" office:value="-50000" calcext:value-type="currency">
            <text:p>-$50,000.00</text:p>
          </table:table-cell>
          <table:table-cell table:style-name="ce2" table:formula="of:=IF([.F9]=[.$C$6];[.C9];0)" office:value-type="currency" office:currency="USD" office:value="0" calcext:value-type="currency">
            <text:p>$0.00</text:p>
          </table:table-cell>
          <table:table-cell table:style-name="ce2" table:formula="of:=IF([.F9]&lt;=[.$C$6];-[.D9];0)" office:value-type="currency" office:currency="USD" office:value="-0" calcext:value-type="currency">
            <text:p>$0.00</text:p>
          </table:table-cell>
          <table:table-cell table:style-name="ce2" table:formula="of:=SUM([.G9:.I9])" office:value-type="currency" office:currency="USD" office:value="-50000" calcext:value-type="currency">
            <text:p>-$50,000.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$C$4]*(1-[.$C$2])^[.B10]" office:value-type="currency" office:currency="USD" office:value="45000" calcext:value-type="currency">
            <text:p>$45,000.00</text:p>
          </table:table-cell>
          <table:table-cell table:style-name="ce2" table:formula="of:=[.$C$5]*(1+[.$C$3])^([.B10]-1)" office:value-type="currency" office:currency="USD" office:value="7000" calcext:value-type="currency">
            <text:p>$7,000.00</text:p>
          </table:table-cell>
          <table:table-cell/>
          <table:table-cell table:formula="of:=[.B10]" office:value-type="float" office:value="1" calcext:value-type="float">
            <text:p>1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2" table:formula="of:=IF([.F10]=[.$C$6];[.C10];0)" office:value-type="currency" office:currency="USD" office:value="0" calcext:value-type="currency">
            <text:p>$0.00</text:p>
          </table:table-cell>
          <table:table-cell table:style-name="ce2" table:formula="of:=IF([.F10]&lt;=[.$C$6];-[.D10];0)" office:value-type="currency" office:currency="USD" office:value="-7000" calcext:value-type="currency">
            <text:p>-$7,000.00</text:p>
          </table:table-cell>
          <table:table-cell table:style-name="ce2" table:formula="of:=SUM([.G10:.I10])" office:value-type="currency" office:currency="USD" office:value="-7000" calcext:value-type="currency">
            <text:p>-$7,00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$C$4]*(1-[.$C$2])^[.B11]" office:value-type="currency" office:currency="USD" office:value="40500" calcext:value-type="currency">
            <text:p>$40,500.00</text:p>
          </table:table-cell>
          <table:table-cell table:style-name="ce2" table:formula="of:=[.$C$5]*(1+[.$C$3])^([.B11]-1)" office:value-type="currency" office:currency="USD" office:value="7840" calcext:value-type="currency">
            <text:p>$7,840.00</text:p>
          </table:table-cell>
          <table:table-cell/>
          <table:table-cell table:formula="of:=[.B11]" office:value-type="float" office:value="2" calcext:value-type="float">
            <text:p>2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2" table:formula="of:=IF([.F11]=[.$C$6];[.C11];0)" office:value-type="currency" office:currency="USD" office:value="40500" calcext:value-type="currency">
            <text:p>$40,500.00</text:p>
          </table:table-cell>
          <table:table-cell table:style-name="ce2" table:formula="of:=IF([.F11]&lt;=[.$C$6];-[.D11];0)" office:value-type="currency" office:currency="USD" office:value="-7840" calcext:value-type="currency">
            <text:p>-$7,840.00</text:p>
          </table:table-cell>
          <table:table-cell table:style-name="ce2" table:formula="of:=SUM([.G11:.I11])" office:value-type="currency" office:currency="USD" office:value="32660" calcext:value-type="currency">
            <text:p>$32,660.0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$C$4]*(1-[.$C$2])^[.B12]" office:value-type="currency" office:currency="USD" office:value="36450" calcext:value-type="currency">
            <text:p>$36,450.00</text:p>
          </table:table-cell>
          <table:table-cell table:style-name="ce2" table:formula="of:=[.$C$5]*(1+[.$C$3])^([.B12]-1)" office:value-type="currency" office:currency="USD" office:value="8780.8" calcext:value-type="currency">
            <text:p>$8,780.80</text:p>
          </table:table-cell>
          <table:table-cell/>
          <table:table-cell table:formula="of:=[.B12]" office:value-type="float" office:value="3" calcext:value-type="float">
            <text:p>3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2" table:formula="of:=IF([.F12]=[.$C$6];[.C12];0)" office:value-type="currency" office:currency="USD" office:value="0" calcext:value-type="currency">
            <text:p>$0.00</text:p>
          </table:table-cell>
          <table:table-cell table:style-name="ce2" table:formula="of:=IF([.F12]&lt;=[.$C$6];-[.D12];0)" office:value-type="currency" office:currency="USD" office:value="0" calcext:value-type="currency">
            <text:p>$0.00</text:p>
          </table:table-cell>
          <table:table-cell table:style-name="ce2" table:formula="of:=SUM([.G12:.I12])" office:value-type="currency" office:currency="USD" office:value="0" calcext:value-type="currency">
            <text:p>$0.0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$C$4]*(1-[.$C$2])^[.B13]" office:value-type="currency" office:currency="USD" office:value="32805" calcext:value-type="currency">
            <text:p>$32,805.00</text:p>
          </table:table-cell>
          <table:table-cell table:style-name="ce2" table:formula="of:=[.$C$5]*(1+[.$C$3])^([.B13]-1)" office:value-type="currency" office:currency="USD" office:value="9834.496" calcext:value-type="currency">
            <text:p>$9,834.50</text:p>
          </table:table-cell>
          <table:table-cell/>
          <table:table-cell table:formula="of:=[.B13]" office:value-type="float" office:value="4" calcext:value-type="float">
            <text:p>4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2" table:formula="of:=IF([.F13]=[.$C$6];[.C13];0)" office:value-type="currency" office:currency="USD" office:value="0" calcext:value-type="currency">
            <text:p>$0.00</text:p>
          </table:table-cell>
          <table:table-cell table:style-name="ce2" table:formula="of:=IF([.F13]&lt;=[.$C$6];-[.D13];0)" office:value-type="currency" office:currency="USD" office:value="0" calcext:value-type="currency">
            <text:p>$0.00</text:p>
          </table:table-cell>
          <table:table-cell table:style-name="ce2" table:formula="of:=SUM([.G13:.I13])" office:value-type="currency" office:currency="USD" office:value="0" calcext:value-type="currency">
            <text:p>$0.0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$C$4]*(1-[.$C$2])^[.B14]" office:value-type="currency" office:currency="USD" office:value="29524.5" calcext:value-type="currency">
            <text:p>$29,524.50</text:p>
          </table:table-cell>
          <table:table-cell table:style-name="ce2" table:formula="of:=[.$C$5]*(1+[.$C$3])^([.B14]-1)" office:value-type="currency" office:currency="USD" office:value="11014.63552" calcext:value-type="currency">
            <text:p>$11,014.64</text:p>
          </table:table-cell>
          <table:table-cell/>
          <table:table-cell table:formula="of:=[.B14]" office:value-type="float" office:value="5" calcext:value-type="float">
            <text:p>5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2" table:formula="of:=IF([.F14]=[.$C$6];[.C14];0)" office:value-type="currency" office:currency="USD" office:value="0" calcext:value-type="currency">
            <text:p>$0.00</text:p>
          </table:table-cell>
          <table:table-cell table:style-name="ce2" table:formula="of:=IF([.F14]&lt;=[.$C$6];-[.D14];0)" office:value-type="currency" office:currency="USD" office:value="0" calcext:value-type="currency">
            <text:p>$0.00</text:p>
          </table:table-cell>
          <table:table-cell table:style-name="ce2" table:formula="of:=SUM([.G14:.I14])" office:value-type="currency" office:currency="USD" office:value="0" calcext:value-type="currency">
            <text:p>$0.00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 calcext:value-type="string">
            <text:p>tma</text:p>
          </table:table-cell>
          <table:table-cell table:style-name="ce1" office:value-type="percentage" office:value="0.1" calcext:value-type="percentage">
            <text:p>10.00%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vpl</text:p>
          </table:table-cell>
          <table:table-cell table:style-name="ce2" office:value-type="string" calcext:value-type="string">
            <text:p>va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pl</text:p>
          </table:table-cell>
          <table:table-cell table:formula="of:=NPV([.C16];[.J10:.J14])+[.J9]" office:value-type="currency" office:currency="USD" office:value="-29371.9008264463" calcext:value-type="currency">
            <text:p>-$29,371.90</text:p>
          </table:table-cell>
          <table:table-cell table:number-columns-repeated="2"/>
          <table:table-cell table:formula="of:=[.F10]" office:value-type="float" office:value="1" calcext:value-type="float">
            <text:p>1</text:p>
          </table:table-cell>
          <table:table-cell table:formula="of:=MULTIPLE.OPERATIONS([.C$17];[.$C$6];[.$F17])" office:value-type="currency" office:currency="USD" office:value="-15454.5454545455" calcext:value-type="currency">
            <text:p>-$15,454.55</text:p>
          </table:table-cell>
          <table:table-cell table:style-name="ce3" table:formula="of:=MULTIPLE.OPERATIONS([.C$18];[.$C$6];[.$F17])" office:value-type="currency" office:currency="USD" office:value="-17000" calcext:value-type="currency">
            <text:p>-$17,000.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au</text:p>
          </table:table-cell>
          <table:table-cell table:formula="of:=-PMT([.C16];[.C6];[.C17])" office:value-type="currency" office:currency="USD" office:value="-16923.8095238095" calcext:value-type="currency">
            <text:p>-$16,923.81</text:p>
          </table:table-cell>
          <table:table-cell table:number-columns-repeated="2"/>
          <table:table-cell table:formula="of:=[.F11]" office:value-type="float" office:value="2" calcext:value-type="float">
            <text:p>2</text:p>
          </table:table-cell>
          <table:table-cell table:formula="of:=MULTIPLE.OPERATIONS([.C$17];[.$C$6];[.$F18])" office:value-type="currency" office:currency="USD" office:value="-29371.9008264463" calcext:value-type="currency">
            <text:p>-$29,371.90</text:p>
          </table:table-cell>
          <table:table-cell table:style-name="ce3" table:formula="of:=MULTIPLE.OPERATIONS([.C$18];[.$C$6];[.$F18])" office:value-type="currency" office:currency="USD" office:value="-16923.8095238095" calcext:value-type="currency">
            <text:p>-$16,923.81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[.F12]" office:value-type="float" office:value="3" calcext:value-type="float">
            <text:p>3</text:p>
          </table:table-cell>
          <table:table-cell table:formula="of:=MULTIPLE.OPERATIONS([.C$17];[.$C$6];[.$F19])" office:value-type="currency" office:currency="USD" office:value="-42054.6957175056" calcext:value-type="currency">
            <text:p>-$42,054.70</text:p>
          </table:table-cell>
          <table:table-cell table:style-name="ce3" table:formula="of:=MULTIPLE.OPERATIONS([.C$18];[.$C$6];[.$F19])" office:value-type="currency" office:currency="USD" office:value="-16910.8157099698" calcext:value-type="currency">
            <text:p>-$16,910.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[.F13]" office:value-type="float" office:value="4" calcext:value-type="float">
            <text:p>4</text:p>
          </table:table-cell>
          <table:table-cell table:formula="of:=MULTIPLE.OPERATIONS([.C$17];[.$C$6];[.$F20])" office:value-type="currency" office:currency="USD" office:value="-53750.956901851" calcext:value-type="currency">
            <text:p>-$53,750.96</text:p>
          </table:table-cell>
          <table:table-cell table:style-name="ce3" table:formula="of:=MULTIPLE.OPERATIONS([.C$18];[.$C$6];[.$F20])" office:value-type="currency" office:currency="USD" office:value="-16956.8575737988" calcext:value-type="currency">
            <text:p>-$16,956.86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table:formula="of:=[.F14]" office:value-type="float" office:value="5" calcext:value-type="float">
            <text:p>5</text:p>
          </table:table-cell>
          <table:table-cell table:formula="of:=MULTIPLE.OPERATIONS([.C$17];[.$C$6];[.$F21])" office:value-type="currency" office:currency="USD" office:value="-64664.0437625349" calcext:value-type="currency">
            <text:p>-$64,664.04</text:p>
          </table:table-cell>
          <table:table-cell table:style-name="ce3" table:formula="of:=MULTIPLE.OPERATIONS([.C$18];[.$C$6];[.$F21])" office:value-type="currency" office:currency="USD" office:value="-17058.2118425579" calcext:value-type="currency">
            <text:p>-$17,058.21</text:p>
          </table:table-cell>
          <table:table-cell table:number-columns-repeated="2"/>
        </table:table-row>
        <calcext:conditional-formats>
          <calcext:conditional-format calcext:target-range-address="Sheet1.H17:Sheet1.H21">
            <calcext:color-scale>
              <calcext:color-scale-entry calcext:value="0" calcext:type="minimum" calcext:color="#ff860d"/>
              <calcext:color-scale-entry calcext:value="50" calcext:type="percentile" calcext:color="#ffff38"/>
              <calcext:color-scale-entry calcext:value="0" calcext:type="maximum" calcext:color="#3faf46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8">00/00/0000</text:date>, <text:time style:data-style-name="N2" text:time-value="22:54:21.9097431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7T22:27:33.184538957</meta:creation-date>
    <meta:generator>LibreOffice/6.4.7.2$Linux_X86_64 LibreOffice_project/40$Build-2</meta:generator>
    <dc:date>2021-08-18T23:43:22.616373255</dc:date>
    <meta:editing-duration>PT7M37S</meta:editing-duration>
    <meta:editing-cycles>4</meta:editing-cycles>
    <meta:document-statistic meta:table-count="1" meta:cell-count="90" meta:object-count="0"/>
  </office:meta>
</office:document-meta>
</file>